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026cm" loext:contextual-spacing="false" style:line-height-at-least="0.529cm" fo:orphans="2" fo:widows="2" fo:text-indent="0cm" style:auto-text-indent="false" fo:background-color="#f5f5f5" fo:padding-left="0.397cm" fo:padding-right="0.106cm" fo:padding-top="0.106cm" fo:padding-bottom="0.265cm" fo:border="0.06pt solid #aaaaaa"/>
      <style:text-properties fo:font-variant="normal" fo:text-transform="none" fo:color="#333333" style:font-name="Monaco" fo:font-size="12pt" fo:letter-spacing="normal" fo:font-style="normal" fo:font-weight="bold"/>
    </style:style>
    <style:style style:name="P4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00"/>
    </style:style>
    <style:style style:name="T4" style:family="text">
      <style:text-properties fo:color="#666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75683456" text:style-name="Outline">
        <text:list-item>
          <text:h text:style-name="P4" text:outline-level="1">Molde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4-<text:bookmark text:name="_GoBack"/>6-2018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871@gmail.com</text:p>
      <text:p text:style-name="P2"/>
      <text:list xml:id="list205549091325277" text:continue-numbering="true" text:style-name="Outline">
        <text:list-item>
          <text:list>
            <text:list-item>
              <text:h text:style-name="Heading_20_2" text:outline-level="2">Currying</text:h>
            </text:list-item>
          </text:list>
        </text:list-item>
      </text:list>
      <text:p text:style-name="Standard">Transforme una función que toma múltiples argumentos en una función para la cual algunos de los argumentos están presentes</text:p>
      <text:p text:style-name="Standard"/>
      <text:p text:style-name="P3"><text:span text:style-name="T3">curry</text:span><text:span text:style-name="T4">(</text:span><text:span text:style-name="T3">f</text:span><text:span text:style-name="T4">(</text:span><text:span text:style-name="T3">a</text:span><text:span text:style-name="T4">,</text:span><text:span text:style-name="T3"> b</text:span><text:span text:style-name="T4">),</text:span><text:span text:style-name="T3"> a</text:span><text:span text:style-name="T4">)</text:span><text:span text:style-name="T3"> </text:span><text:span text:style-name="T4">=&gt;</text:span><text:span text:style-name="T3"> </text:span><text:span text:style-name="T4">(</text:span><text:span text:style-name="T3">b</text:span><text:span text:style-name="T4">)</text:span><text:span text:style-name="T3"> </text:span><text:span text:style-name="T4">=&gt;</text:span><text:span text:style-name="T3"> f</text:span><text:span text:style-name="T4">(</text:span><text:span text:style-name="T3">a</text:span><text:span text:style-name="T4">,</text:span><text:span text:style-name="T3"> b</text:span><text:span text:style-name="T4">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enlo, Consolas, 'Courier New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Max Meza</dc:creator>
    <meta:editing-cycles>13</meta:editing-cycles>
    <meta:creation-date>2018-03-07T12:45:00</meta:creation-date>
    <dc:date>2018-06-04T11:24:05.22</dc:date>
    <meta:editing-duration>PT10M48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10" meta:word-count="43" meta:character-count="292" meta:non-whitespace-character-count="2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